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Noto Sans Mono CJK SC" svg:font-family="'Noto Sans Mono CJK SC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7cm" fo:min-width="2.017cm" draw:shadow="hidden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4.35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1.73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3.50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3.6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3.429cm"/>
      <style:paragraph-properties style:writing-mode="lr-tb"/>
    </style:style>
    <style:style style:name="gr7" style:family="graphic" style:parent-style-name="standard">
      <style:graphic-properties svg:stroke-color="#00c081" draw:fill="none" draw:textarea-horizontal-align="justify" draw:textarea-vertical-align="middle" draw:auto-grow-height="false" fo:min-height="3.665cm" fo:min-width="4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0.76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0.673cm"/>
      <style:paragraph-properties style:writing-mode="lr-tb"/>
    </style:style>
    <style:style style:name="gr11" style:family="graphic" style:parent-style-name="standard">
      <style:graphic-properties svg:stroke-color="#02a49c" draw:marker-start="Arrow" draw:marker-start-width="0.3cm" draw:marker-end="Arrow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3.691cm"/>
      <style:paragraph-properties style:writing-mode="lr-tb"/>
    </style:style>
    <style:style style:name="gr13" style:family="graphic" style:parent-style-name="standard">
      <style:graphic-properties svg:stroke-color="#00c081" draw:fill="none" draw:textarea-horizontal-align="justify" draw:textarea-vertical-align="middle" draw:auto-grow-height="false" fo:min-height="0.6cm" fo:min-width="1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3.5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cm" fo:min-width="3.405cm"/>
      <style:paragraph-properties style:writing-mode="lr-tb"/>
    </style:style>
    <style:style style:name="P1" style:family="paragraph">
      <style:paragraph-properties fo:margin-top="0cm" fo:margin-bottom="0cm" fo:line-height="100%" fo:text-align="end"/>
      <style:text-properties style:font-name="Noto Sans Mono CJK SC" style:font-name-asian="Noto Sans Mono CJK SC" style:font-size-complex="10pt"/>
    </style:style>
    <style:style style:name="P2" style:family="paragraph">
      <loext:graphic-properties draw:fill="none" draw:fill-color="#ffffff"/>
      <style:paragraph-properties fo:margin-top="0cm" fo:margin-bottom="0cm" fo:line-height="100%" fo:text-align="end"/>
      <style:text-properties style:font-name="Noto Sans Mono CJK SC" style:font-name-asian="Noto Sans Mono CJK SC" style:font-size-complex="10pt"/>
    </style:style>
    <style:style style:name="P3" style:family="paragraph">
      <loext:graphic-properties draw:fill="none" draw:fill-color="#ffffff"/>
      <style:text-properties style:font-name="Open Sans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100%"/>
      <style:text-properties style:font-name="Noto Sans Mono CJK SC" style:font-name-asian="Noto Sans Mono CJK SC" style:font-size-complex="10pt"/>
    </style:style>
    <style:style style:name="P7" style:family="paragraph">
      <loext:graphic-properties draw:fill="none" draw:fill-color="#ffffff"/>
      <style:text-properties style:font-name="Noto Sans Mono CJK SC" style:font-name-asian="Noto Sans Mono CJK S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Noto Sans Mono CJK SC" fo:font-size="18pt" fo:font-style="normal" fo:text-shadow="none" style:text-underline-style="none" fo:font-weight="normal" style:letter-kerning="true" style:font-name-asian="Noto Sans Mono CJK SC" style:font-size-asian="18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Open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5cm" svg:height="1.317cm" svg:x="2.31cm" svg:y="0.483cm">
          <draw:text-box>
            <text:p text:style-name="P1"><text:span text:style-name="T1">拥有者</text:span></text:p>
          </draw:text-box>
        </draw:frame>
        <draw:frame draw:style-name="gr2" draw:text-style-name="P2" draw:layer="layout" svg:width="2.419cm" svg:height="1.17cm" svg:x="2.262cm" svg:y="1.483cm">
          <draw:text-box>
            <text:p text:style-name="P1"><text:span text:style-name="T1">所属组</text:span></text:p>
          </draw:text-box>
        </draw:frame>
        <draw:frame draw:style-name="gr3" draw:text-style-name="P2" draw:layer="layout" svg:width="1.83cm" svg:height="1.17cm" svg:x="2.893cm" svg:y="2.483cm">
          <draw:text-box>
            <text:p text:style-name="P1"><text:span text:style-name="T1">其他</text:span></text:p>
          </draw:text-box>
        </draw:frame>
        <draw:frame draw:style-name="gr4" draw:text-style-name="P3" draw:layer="layout" svg:width="3.796cm" svg:height="1.115cm" svg:x="5.414cm" svg:y="0.483cm">
          <draw:text-box>
            <text:p><text:span text:style-name="T2">user : : rw-</text:span></text:p>
          </draw:text-box>
        </draw:frame>
        <draw:frame draw:style-name="gr5" draw:text-style-name="P3" draw:layer="layout" svg:width="3.918cm" svg:height="1.115cm" svg:x="5.414cm" svg:y="1.483cm">
          <draw:text-box>
            <text:p><text:span text:style-name="T2">group : : r--</text:span></text:p>
          </draw:text-box>
        </draw:frame>
        <draw:frame draw:style-name="gr6" draw:text-style-name="P3" draw:layer="layout" svg:width="3.724cm" svg:height="1.115cm" svg:x="5.414cm" svg:y="2.483cm">
          <draw:text-box>
            <text:p><text:span text:style-name="T2">other : : ---</text:span></text:p>
          </draw:text-box>
        </draw:frame>
        <draw:custom-shape draw:style-name="gr7" draw:text-style-name="P4" draw:layer="layout" svg:width="4.8cm" svg:height="3.915cm" svg:x="4.981cm" svg:y="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2.382cm" svg:height="1.115cm" svg:x="12.499cm" svg:y="0.483cm">
          <draw:text-box>
            <text:p><text:span text:style-name="T2">rw-</text:span></text:p>
          </draw:text-box>
        </draw:frame>
        <draw:frame draw:style-name="gr9" draw:text-style-name="P3" draw:layer="layout" svg:width="1.196cm" svg:height="1.115cm" svg:x="12.499cm" svg:y="1.483cm">
          <draw:text-box>
            <text:p><text:span text:style-name="T2">r--</text:span></text:p>
          </draw:text-box>
        </draw:frame>
        <draw:frame draw:style-name="gr10" draw:text-style-name="P3" draw:layer="layout" svg:width="1.112cm" svg:height="1.115cm" svg:x="12.499cm" svg:y="2.483cm">
          <draw:text-box>
            <text:p><text:span text:style-name="T2">---</text:span></text:p>
          </draw:text-box>
        </draw:frame>
        <draw:line draw:style-name="gr11" draw:text-style-name="P5" draw:layer="layout" svg:x1="12.081cm" svg:y1="1.083cm" svg:x2="10.081cm" svg:y2="1.083cm">
          <text:p/>
        </draw:line>
        <draw:line draw:style-name="gr11" draw:text-style-name="P5" draw:layer="layout" svg:x1="12.081cm" svg:y1="2.083cm" svg:x2="10.081cm" svg:y2="2.083cm">
          <text:p/>
        </draw:line>
        <draw:line draw:style-name="gr11" draw:text-style-name="P5" draw:layer="layout" svg:x1="12.081cm" svg:y1="3.083cm" svg:x2="10.081cm" svg:y2="3.083cm">
          <text:p/>
        </draw:line>
        <draw:frame draw:style-name="gr12" draw:text-style-name="P7" draw:layer="layout" svg:width="3.973cm" svg:height="1.17cm" svg:x="14.499cm" svg:y="0.483cm">
          <draw:text-box>
            <text:p text:style-name="P6"><text:span text:style-name="T1">拥有者类别</text:span></text:p>
          </draw:text-box>
        </draw:frame>
        <draw:custom-shape draw:style-name="gr13" draw:text-style-name="P4" draw:layer="layout" svg:width="2cm" svg:height="0.85cm" svg:x="12.381cm" svg:y="0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2cm" svg:height="0.85cm" svg:x="12.381cm" svg:y="1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2cm" svg:height="0.85cm" svg:x="12.381cm" svg:y="2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3.859cm" svg:height="1.17cm" svg:x="14.5cm" svg:y="1.483cm">
          <draw:text-box>
            <text:p text:style-name="P6"><text:span text:style-name="T1">组类别</text:span></text:p>
          </draw:text-box>
        </draw:frame>
        <draw:frame draw:style-name="gr15" draw:text-style-name="P7" draw:layer="layout" svg:width="3.702cm" svg:height="1.17cm" svg:x="14.501cm" svg:y="2.483cm">
          <draw:text-box>
            <text:p text:style-name="P6"><text:span text:style-name="T1">其他类别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Noto Sans Mono CJK SC" svg:font-family="'Noto Sans Mono CJK SC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ds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font-name-asian="F" style:font-family-generic-asian="roman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fo:language="en" fo:country="US" style:font-name-asian="Lohit Devanagari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language="en" fo:country="US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fo:language="en" fo:country="US"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fo:language="en" fo:country="US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" fo:font-family="'Liberation Sans', Arial" style:font-family-generic="swiss" style:font-pitch="variable" fo:font-size="14pt" fo:language="en" fo:country="US" style:font-name-asian="Lohit Devanagari1" style:font-family-asian="'Lohit Devanagari'" style:font-pitch-asian="variable" style:font-size-asian="14pt"/>
    </style:style>
  </office:styles>
  <office:automatic-styles>
    <style:page-layout style:name="PM0">
      <style:page-layout-properties fo:margin-top="0cm" fo:margin-bottom="0cm" fo:margin-left="0cm" fo:margin-right="0cm" fo:page-width="18.55cm" fo:page-height="4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8-28T10:57:11.049660519</meta:creation-date>
    <dc:date>2020-11-27T17:45:20.025478389</dc:date>
    <meta:editing-duration>PT32M38S</meta:editing-duration>
    <meta:editing-cycles>22</meta:editing-cycles>
    <meta:generator>LibreOffice/6.3.5.2$Linux_X86_64 LibreOffice_project/30$Build-2</meta:generator>
    <meta:document-statistic meta:object-count="19"/>
  </office:meta>
</office:document-meta>
</file>